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adornments="Regular" style:font-pitch="variable"/>
    <style:font-face style:name="roboto" svg:font-family="roboto, sans-serif"/>
  </office:font-face-decls>
  <office:automatic-styles>
    <style:style style:name="P1" style:family="paragraph" style:parent-style-name="Heading_20_1">
      <style:text-properties officeooo:rsid="0010db50" officeooo:paragraph-rsid="0010db50"/>
    </style:style>
    <style:style style:name="P2" style:family="paragraph" style:parent-style-name="Heading_20_2">
      <style:text-properties officeooo:rsid="0010db50" officeooo:paragraph-rsid="0010db50"/>
    </style:style>
    <style:style style:name="P3" style:family="paragraph" style:parent-style-name="Heading_20_2">
      <style:paragraph-properties fo:text-align="center" style:justify-single-word="false"/>
      <style:text-properties officeooo:rsid="0010db50" officeooo:paragraph-rsid="0010db50"/>
    </style:style>
    <style:style style:name="P4" style:family="paragraph" style:parent-style-name="Relazione">
      <style:text-properties fo:font-size="24pt" fo:font-weight="bold" style:font-size-asian="24pt" style:font-weight-asian="bold" style:font-size-complex="24pt" style:font-weight-complex="bold"/>
    </style:style>
    <style:style style:name="P5" style:family="paragraph" style:parent-style-name="Relazione">
      <style:text-properties officeooo:paragraph-rsid="0010db50"/>
    </style:style>
    <style:style style:name="P6" style:family="paragraph" style:parent-style-name="Text_20_body">
      <style:text-properties officeooo:rsid="0010db50" officeooo:paragraph-rsid="0010db50"/>
    </style:style>
    <style:style style:name="P7" style:family="paragraph" style:parent-style-name="Text_20_body">
      <style:paragraph-properties fo:text-align="center" style:justify-single-word="false"/>
      <style:text-properties officeooo:rsid="0010db50" officeooo:paragraph-rsid="0010db50"/>
    </style:style>
    <style:style style:name="P8" style:family="paragraph" style:parent-style-name="Text_20_body">
      <style:text-properties style:font-name="Nimbus Roman" fo:font-size="13pt" officeooo:rsid="0010db50" officeooo:paragraph-rsid="0010db50" style:font-size-asian="11.3500003814697pt" style:font-size-complex="13pt"/>
    </style:style>
    <style:style style:name="P9" style:family="paragraph" style:parent-style-name="Text_20_body">
      <style:paragraph-properties fo:text-align="center" style:justify-single-word="false"/>
      <style:text-properties officeooo:paragraph-rsid="0010db50"/>
    </style:style>
    <style:style style:name="P10" style:family="paragraph" style:parent-style-name="Text_20_body">
      <style:paragraph-properties fo:text-align="center" style:justify-single-word="false"/>
      <style:text-properties fo:font-size="13pt" fo:font-weight="normal" officeooo:rsid="0010db50" officeooo:paragraph-rsid="0010db50" style:font-size-asian="11.3500003814697pt" style:font-weight-asian="normal" style:font-size-complex="13pt" style:font-weight-complex="normal"/>
    </style:style>
    <style:style style:name="P11" style:family="paragraph" style:parent-style-name="Text_20_body">
      <style:paragraph-properties fo:text-align="center" style:justify-single-word="false"/>
      <style:text-properties fo:font-size="18pt" fo:font-weight="bold" officeooo:rsid="0010db50" officeooo:paragraph-rsid="0010db50" style:font-size-asian="15.75pt" style:font-weight-asian="bold" style:font-size-complex="18pt" style:font-weight-complex="bold"/>
    </style:style>
    <style:style style:name="T1" style:family="text">
      <style:text-properties officeooo:rsid="0010db50"/>
    </style:style>
    <style:style style:name="T2" style:family="text">
      <style:text-properties fo:font-size="13pt" fo:font-weight="normal" officeooo:rsid="0010db50" style:font-size-asian="11.3500003814697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nergetic Community in Messina</text:p>
      <text:p text:style-name="Standard"/>
      <text:h text:style-name="Heading_20_2" text:outline-level="2">Contesto generale:</text:h>
      <text:p text:style-name="P5">Le Comunità Energetiche stanno prendenndo sempre più piede e si rende necessario ce<text:span text:style-name="T1">n</text:span>sire i partecip<text:span text:style-name="T1">a</text:span>nti alla comunità capendo cosa sta fornendo alla comunità stessa in termini enegetici e cosa sta prelevando. Come attori si prevede un gestore pubblico (Ente Comune), un gestore finanziario no-profit e tutti gli utenti Energetic Community in ME (condomini, scuole, singole proprietà) che assumono il ruolo di Producer e/o Consumer di energia. Sim<text:span text:style-name="T1">ula</text:span>re la presenza di contatori Smart e sistemi di produzione energetica (photovoltaica, eiolica, idrogeno, ecc). Prevedere un applicativo web based con DB che permettea di gestire utenti, dispositivi, sistemi, tariffazioni, e bollette, tenendo conto di tutto lo storico.</text:p>
      <text:h text:style-name="Heading_20_2" text:outline-level="2">Idea progettuale:</text:h>
      <text:p text:style-name="P8">L’idea progettuale in questione prevede lo sviluppo e gestione di un sistema informatico che possa garantire all’utente una piattaforma, tramite interfaccia web, in cui all’interno siano disponibili tutti i servizi necessari per la registrazione di un nuovo utente con conseguente mail di conferma in cui viene richiesta l’impostazione di una password, il login, la modifica dei dati di quest’ultimo ed una dashboard utente per tenere traccia delle rate per il mantenimento della fornitura elettrica e i dispositivi in possesso dell’utente. Una diversa dashboard viene fornita agli operatori dell’azienda per il controllo e l’eventuale interruzione del servizio per l’utente nonché la registrazione da parte di un tecnico di un nuovo dispositivo dopo la sua installazione. </text:p>
      <text:p text:style-name="P8"/>
      <text:h text:style-name="P2" text:outline-level="2">Caratteristiche tecniche registrazione:</text:h>
      <text:p text:style-name="P8">Il form per la registrazione raccoglie i dati dell’utente che intende stipulare un contratto con la società. L’accesso all’account viene assicurato dall’inserimento di email e password la quale viene memorizzata una volta che l’utente clicchera sul link contenuto nella sua email di conferma, gli verrà quindi chiesto di inserire e confermare la password che verrà memorizzata nel DBMS codificata in MD5.</text:p>
      <text:h text:style-name="P2" text:outline-level="2">Caratteristiche tecniche login:</text:h>
      <text:p text:style-name="P6">Il login richiede due campi: email e password. Il server effettua un controllo per verificare che esista un utente registrato con l’indirizzo email fornito nel form e successivamente codifica in MD5 la password immessa nel sopracitato form per eseguire il controllo con quella memorizzata nel DBMS. Nel caso in cui il login avvenga con successo si rimanda l’utente alla sua dashboard. Si rende possibile inoltre recuperare la propria password <text:soft-page-break/>inserendo l’email associata al proprio account e, similmente alla procedura di registrazione, se l’account esiste viene inviata una mail ad uno script facente uso di un SID per memorizzare l’id dell’utente, recuperato grazie alla mail inserita in precedenza, sul quale effettuare le modifiche alla password.</text:p>
      <text:h text:style-name="P2" text:outline-level="2">Caratteristiche tecniche dashboard utente:</text:h>
      <text:p text:style-name="P8">La dashboard utente offre la possibilità di visualizzare e/o pagare le rate non pagate, visualizzare lo storico dei pagamenti, e visualizzare l’elenco dei dispositivi a suo carico e modificare i dati relativi al proprio account.</text:p>
      <text:h text:style-name="P2" text:outline-level="2">Caratteristiche tecniche dashboard tecnico:</text:h>
      <text:p text:style-name="P6">La dashboard tecnico offre la possibilità di comunicare con successo l’installazione di un dispositivo per uno specifico utente e una lista di questi ultimi che gli sono stati assegnati per manutenzione/installazione dei vari dispositivi. Il tecnico ha accesso ai dati relativi alla località comunicata da un utente in fase di registrazione e questi ultimi non gli saranno piú mostrati nel caso in cui avesse terminato la task assegnatagli.</text:p>
      <text:h text:style-name="P2" text:outline-level="2">Caratteristiche tecniche dashboard admin:</text:h>
      <text:p text:style-name="P6">La dashboard admin offre la possibilità di creare nuovi account scegliendone la tipologia tra tecnico e admin. Possono assegnare dei task ai tecnici specificandone il tipo tra installazione o manutenzione. </text:p>
      <text:h text:style-name="P1" text:outline-level="1">Progettazione della base di dati per il sistema informatico:</text:h>
      <text:p text:style-name="P9"/>
      <text:p text:style-name="P11">Frasi di carattere generale</text:p>
      <text:p text:style-name="P10">Si vuole realizzare una base di dati di cui vogliamo rappresentarei dati degli utenti, la località che vogliono porre sotto contratto e il tipo di contratto con le relative rate.</text:p>
      <text:p text:style-name="P11">Frasi relative agli utenti</text:p>
      <text:p text:style-name="P9"><text:span text:style-name="T2">Per ogni utente che vuole stipulare un contratto si vuole memorizzare il nome, cognome e codice fiscale, tipologia di utente e email che, associata ad una password, garantirà l’accesso alla dashboard appropriata per il tipo di account. Al cliente viene fornito un’UID(Unique Identifier), creato automaticamente dal DBMS, per identificare univocamente il singolo utente. </text:span></text:p>
      <text:h text:style-name="P3" text:outline-level="2"><text:soft-page-break/>Frasi relative alla località</text:h>
      <text:p text:style-name="P7">Per ogni utente si vuole memorizzare il luogo di residenza raccogliendo i seguenti dati: Stato, città, via, numero civico e CAP.</text:p>
      <text:h text:style-name="P3" text:outline-level="2">Frasi relative al contratto</text:h>
      <text:p text:style-name="P7">Al momento della registrazione all’utente viene chiesto di scegliere la tipologia contrattuale tra le seguenti: mensile, bimestrale e quadrimestrale che influisce sulla periodicità con la quale vengono create le nuove rate. </text:p>
      <text:h text:style-name="P3" text:outline-level="2">Frasi relative alla rateizzazione</text:h>
      <text:p text:style-name="P7">Le prima rata viene creata automaticamente dal DMBS come già pagata per la creazione automatica delle successive e conterrà al suo interno la tipologia di contratto, limitata alle opzioni riportate sopra, per calcolare l’effettiva rata partendo dalla data in cui è stata effettuata la registrazione. La creazione automatica di una nuova rata avverrà o dopo il pagamento dell’ultima o nel momento in cui la data odierna corrisponde a quella dell’ultima registrata a cui viene aggiunto il periodo specificato da contratto.</text:p>
      <text:h text:style-name="P3" text:outline-level="2">Frasi relative ai dispositivi</text:h>
      <text:p text:style-name="P7">Si vogliono memorizzare i dispositivi associati ad ogni utente, si utilizzano: l’ID dell’utente di riferimento, un ID dispositivo univoco per l’identificazione del singolo elemento, la tipologia di dispositivo tra le seguenti opzioni: contatore, solare, eolico e idrogeno e il totale di Kw consumati/prodotti da quest’ultimo.</text:p>
      <text:p text:style-name="Relazio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adornments="Regular"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Nimbus Roman" fo:font-family="'Nimbus Roman'" style:font-pitch="variable" fo:font-size="13pt" officeooo:rsid="0010db50" style:font-size-asian="11.3500003814697pt" style:font-size-complex="13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Relazione" style:family="paragraph" style:parent-style-name="Title" style:auto-update="true" style:master-page-name="">
      <style:paragraph-properties style:page-number="auto">
        <style:tab-stops/>
      </style:paragraph-properties>
      <style:text-properties style:font-name="Nimbus Roman1" fo:font-family="'Nimbus Roman'" style:font-style-name="Regular" style:font-pitch="variable" fo:font-size="13pt" fo:font-weight="normal" officeooo:rsid="0010db50" style:font-weight-complex="6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3:55:09.671308342</meta:creation-date>
    <dc:date>2023-04-05T14:57:19.446409599</dc:date>
    <meta:editing-duration>PT1H2M10S</meta:editing-duration>
    <meta:editing-cycles>1</meta:editing-cycles>
    <meta:document-statistic meta:table-count="0" meta:image-count="0" meta:object-count="0" meta:page-count="3" meta:paragraph-count="28" meta:word-count="845" meta:character-count="5753" meta:non-whitespace-character-count="4932"/>
    <meta:generator>LibreOffice/7.4.5.1$Linux_X86_64 LibreOffice_project/40$Build-1</meta:generator>
  </office:meta>
</office:document-meta>
</file>